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P23" style:parent-style-name="TableContents" style:family="paragraph">
      <style:text-properties fo:language="ru" fo:country="RU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language="ru" fo:country="RU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P57" style:parent-style-name="TableContents" style:family="paragraph">
      <style:text-properties fo:language="ru" fo:country="RU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language="ru" fo:country="RU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language="ru" fo:country="RU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 fo:language="ru" fo:country="RU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language="ru" fo:country="RU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language="ru" fo:country="RU"/>
    </style:style>
    <style:style style:name="P71" style:parent-style-name="TableContents" style:family="paragraph">
      <style:text-properties fo:language="ru" fo:country="RU"/>
    </style:style>
    <style:style style:name="P72" style:parent-style-name="TableContents" style:family="paragraph">
      <style:text-properties fo:language="ru" fo:country="RU"/>
    </style:style>
    <style:style style:name="P73" style:parent-style-name="TableContents" style:family="paragraph">
      <style:text-properties fo:language="ru" fo:country="RU"/>
    </style:style>
    <style:style style:name="P74" style:parent-style-name="TableContents" style:family="paragraph">
      <style:text-properties fo:language="ru" fo:country="RU"/>
    </style:style>
    <style:style style:name="P75" style:parent-style-name="Обычный" style:family="paragraph">
      <style:paragraph-properties>
        <style:tab-stops>
          <style:tab-stop style:type="left" style:position="1.052in"/>
        </style:tab-stops>
      </style:paragraph-properties>
      <style:text-properties fo:language="ru" fo:country="RU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P83" style:parent-style-name="TableContents" style:family="paragraph">
      <style:text-properties fo:language="ru" fo:country="RU"/>
    </style:style>
    <style:style style:name="P84" style:parent-style-name="TableContents" style:family="paragraph">
      <style:text-properties fo:language="ru" fo:country="RU"/>
    </style:style>
    <style:style style:name="P85" style:parent-style-name="TableContents" style:family="paragraph">
      <style:text-properties fo:language="ru" fo:country="RU"/>
    </style:style>
    <style:style style:name="P86" style:parent-style-name="TableContents" style:family="paragraph">
      <style:text-properties fo:language="ru" fo:country="RU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P97" style:parent-style-name="TableContents" style:family="paragraph">
      <style:text-properties fo:language="ru" fo:country="RU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P107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Трофимов Алексей Андре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Переопределение нужно для измения<text:s/>реализации метода,<text:s/>унаследованного от родителя.<text:s/>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<text:s/>Есть с разным уровнем доступа (видимости) - публичные, <text:s/>абстрактные, статические,<text:s/>анонимные<text:s/>, <text:s/>родительские/дочерние.<text:s/></text:p>
            <text:p text:style-name="P23"/>
          </table:table-cell>
        </table:table-row>
        <table:table-row table:style-name="TableRow24">
          <table:table-cell table:style-name="TableCell25">
            <text:p text:style-name="TableContents"><text:span text:style-name="T26">Как и зачем можно использовать модификатор<text:s/></text:span>final<text:span text:style-name="T27">?</text:span></text:p>
          </table:table-cell>
          <table:table-cell table:style-name="TableCell28">
            <text:p text:style-name="P29">Для защиты от изменений, создания констант, для запрета переопределения метода или наследования класса.</text:p>
          </table:table-cell>
        </table:table-row>
        <table:table-row table:style-name="TableRow30">
          <table:table-cell table:style-name="TableCell31">
            <text:p text:style-name="TableContents"><text:span text:style-name="T32">Какие есть варианты использования ключевого слова<text:s/></text:span>try<text:span text:style-name="T33">?</text:span></text:p>
          </table:table-cell>
          <table:table-cell table:style-name="TableCell34">
            <text:p text:style-name="TableContents"><text:span text:style-name="T35">Для обработки исключений, блока (</text:span>try<text:span text:style-name="T36">-</text:span>catch<text:span text:style-name="T37">) , (</text:span>try<text:span text:style-name="T38">-</text:span>catch<text:span text:style-name="T39">-</text:span>finally<text:span text:style-name="T40">) и др.</text:span></text:p>
          </table:table-cell>
        </table:table-row>
        <table:table-row table:style-name="TableRow41">
          <table:table-cell table:style-name="TableCell42">
            <text:p text:style-name="TableContents"><text:span text:style-name="T43">Какие есть стандартные реализации<text:s/></text:span><text:span text:style-name="T44">интерфейса<text:s/></text:span>List<text:span text:style-name="T45"><text:s/>и в каких ситуациях их нужно использовать?</text:span></text:p>
          </table:table-cell>
          <table:table-cell table:style-name="TableCell46">
            <text:p text:style-name="TableContents">ArrayList<text:span text:style-name="T47"><text:s/>– когда нужен доступ по индексу</text:span></text:p>
            <text:p text:style-name="TableContents">LinkedList<text:span text:style-name="T48"><text:s/>– быстрая вставка или удаление в начале/конце</text:span></text:p>
            <text:p text:style-name="TableContents">Arrays<text:span text:style-name="T49">.</text:span>asList<text:span text:style-name="T50"><text:s/>– быстрое создание списка на основе массива</text:span></text:p>
            <text:p text:style-name="TableContents">Collections<text:span text:style-name="T51">.</text:span>singletonList<text:span text:style-name="T52"><text:s/>–<text:s/></text:span><text:span text:style-name="T53">создание</text:span><text:span text:style-name="T54"><text:s/></text:span><text:span text:style-name="T55">списка</text:span><text:span text:style-name="T56"><text:s/>с одним элементом</text:span></text:p>
            <text:p text:style-name="P57">и др.</text:p>
          </table:table-cell>
        </table:table-row>
        <table:table-row table:style-name="TableRow58">
          <table:table-cell table:style-name="TableCell59">
            <text:p text:style-name="P60">В чём основная идея стримов из пакета java.util.stream?</text:p>
          </table:table-cell>
          <table:table-cell table:style-name="TableCell61">
            <text:p text:style-name="P62"><text:s/>Предоставляет удобный способ работы с коллекциями, позволяют выполнять необходимые операции( сортировка, фильтрация, преобразование) <text:s/></text:p>
          </table:table-cell>
        </table:table-row>
        <table:table-row table:style-name="TableRow63">
          <table:table-cell table:style-name="TableCell64" table:number-columns-spanned="2">
            <text:p text:style-name="P65">Разное</text:p>
          </table:table-cell>
          <table:covered-table-cell/>
        </table:table-row>
        <table:table-row table:style-name="TableRow66">
          <table:table-cell table:style-name="TableCell67">
            <text:p text:style-name="P68">Каким критериям<text:s/>должна удовлетворять «хорошая» хэш-функция?</text:p>
          </table:table-cell>
          <table:table-cell table:style-name="TableCell69">
            <text:p text:style-name="P70">Для одного и того же объекта должна всегда возвращать один и тот же хэшкод,</text:p>
            <text:p text:style-name="P71">Зависеть от всех переданных в нее данных.</text:p>
            <text:p text:style-name="P72">Равномерно распределять хэшкоды по возможному диапазону значений</text:p>
            <text:p text:style-name="P73">Должна быстро вычисляться.<text:s/></text:p>
            <text:p text:style-name="P74"/>
            <text:p text:style-name="P75"><text:tab/></text:p>
          </table:table-cell>
        </table:table-row>
        <table:table-row table:style-name="TableRow76">
          <table:table-cell table:style-name="TableCell77">
            <text:p text:style-name="TableContents"><text:span text:style-name="T78">В чём причина популярности и широкого распространения кодировки<text:s/></text:span>UTF<text:span text:style-name="T79">-8?</text:span></text:p>
          </table:table-cell>
          <table:table-cell table:style-name="TableCell80">
            <text:p text:style-name="P81"><text:s/>Эффективное использование памяти</text:p>
            <text:p text:style-name="TableContents"><text:span text:style-name="T82">Поддержка всех символом<text:s/></text:span>Unicode</text:p>
            <text:p text:style-name="P83">Отсутствие проблем с порядком байт</text:p>
            <text:p text:style-name="P84">Широкая поддержка в ПО</text:p>
            <text:p text:style-name="P85">Удобство передачи данных<text:line-break/>Гибкость и обратная<text:s/>совместимость</text:p>
            <text:p text:style-name="P86"/>
          </table:table-cell>
        </table:table-row>
        <table:table-row table:style-name="TableRow87">
          <table:table-cell table:style-name="TableCell88">
            <text:p text:style-name="TableContents"><text:span text:style-name="T89">Сравните форматы<text:s/></text:span>XML<text:span text:style-name="T90"><text:s/>и<text:s/></text:span>JSON<text:span text:style-name="T91">. Когда какой использовать?</text:span></text:p>
          </table:table-cell>
          <table:table-cell table:style-name="TableCell92">
            <text:p text:style-name="TableContents">JSON<text:span text:style-name="T93"><text:s/>более читабельный, поддерживает типовые данные, используется в веб-приложениях или<text:s/></text:span>RESTfull<text:span text:style-name="T94"><text:s/></text:span>API<text:span text:style-name="T95">, <text:s/>потребляет небольшой объем, сейчас используется чаще</text:span></text:p>
            <text:p text:style-name="TableContents">XML<text:span text:style-name="T96"><text:s/>нужен для конфигурационных файлов,</text:span></text:p>
            <text:p text:style-name="P97">Если необходима поддержка комментариев и строгая валидация через схемы а так же при сложных структурах данных с атрибутами и пространствами имен</text:p>
          </table:table-cell>
        </table:table-row>
        <table:table-row table:style-name="TableRow98">
          <table:table-cell table:style-name="TableCell99">
            <text:p text:style-name="TableContents"><text:span text:style-name="T100">Опишите что будет происходить «под капотом» после ввода адреса сайта в браузере и нажатия<text:s/></text:span>Enter<text:span text:style-name="T101">?</text:span></text:p>
          </table:table-cell>
          <table:table-cell table:style-name="TableCell102">
            <text:p text:style-name="TableContents"><text:span text:style-name="T103">Устанавливается соединение, отправляется<text:s/></text:span>HTTP<text:span text:style-name="T104"><text:s/>запрос на сервер методы<text:s/></text:span>crud<text:span text:style-name="T105">, возможно тело запроса, обрабатывается запрос на сервере, формируется<text:s/></text:span>http<text:span text:style-name="T106"><text:s/>(200 или 404 например) ответ и отображается уже с полученными данными страница в браузере <text:s/></text:span></text:p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Алексей Трофимов</meta:initial-creator>
    <dc:creator>Алексей Трофимов</dc:creator>
    <meta:creation-date>2025-01-10T21:13:00Z</meta:creation-date>
    <dc:date>2025-01-10T21:22:00Z</dc:date>
    <meta:template xlink:href="Normal" xlink:type="simple"/>
    <meta:editing-cycles>4</meta:editing-cycles>
    <meta:editing-duration>PT480S</meta:editing-duration>
    <meta:document-statistic meta:page-count="1" meta:paragraph-count="4" meta:word-count="367" meta:character-count="2457" meta:row-count="17" meta:non-whitespace-character-count="2094"/>
  </office:meta>
</office:document-meta>
</file>